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draw:fill="none" fo:min-height="0.713cm"/>
    </style:style>
    <style:style style:name="pr1" style:family="presentation" style:parent-style-name="Lehenetsia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henetsia" presentation:presentation-page-layout-name="AL1T0">
        <draw:custom-shape draw:style-name="gr1" draw:text-style-name="P1" draw:layer="layout" svg:width="10cm" svg:height="2.6cm" svg:x="3cm" svg:y="3.8cm">
          <text:p text:style-name="P1">http://um.es/resource/Q5SIF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3.2cm" svg:height="2.6cm" svg:x="1cm" svg:y="10.4cm">
          <text:p text:style-name="P1">http://geneontology/process/ATP-bi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2.4cm" svg:height="0.963cm" svg:x="8.2cm" svg:y="7.837cm">
          <draw:text-box>
            <text:p text:style-name="P1">http://uniprot/ontology/prop/participates-in</text:p>
          </draw:text-box>
        </draw:frame>
        <draw:line draw:style-name="gr3" draw:text-style-name="P1" draw:layer="layout" svg:x1="8cm" svg:y1="6.4cm" svg:x2="8cm" svg:y2="10.4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ehenetsia">
        <draw:custom-shape draw:style-name="gr1" draw:text-style-name="P1" draw:layer="layout" svg:width="10cm" svg:height="2.6cm" svg:x="3cm" svg:y="1.8cm">
          <text:p text:style-name="P1">http://um.es/resource/Q5SIF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3.2cm" svg:height="2.6cm" svg:x="1cm" svg:y="8.4cm">
          <text:p text:style-name="P1">http://geneontology/ATP-bi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2.4cm" svg:height="0.963cm" svg:x="8.2cm" svg:y="5.837cm">
          <draw:text-box>
            <text:p text:style-name="P1">http://uniprot/ontology/prop/participates-in</text:p>
          </draw:text-box>
        </draw:frame>
        <draw:line draw:style-name="gr3" draw:text-style-name="P1" draw:layer="layout" svg:x1="8cm" svg:y1="4.4cm" svg:x2="8cm" svg:y2="8.4cm">
          <text:p/>
        </draw:line>
        <draw:line draw:style-name="gr3" draw:text-style-name="P1" draw:layer="layout" svg:x1="13cm" svg:y1="3.199cm" svg:x2="19.8cm" svg:y2="3.199cm">
          <text:p/>
        </draw:line>
        <draw:frame draw:style-name="gr2" draw:text-style-name="P1" draw:layer="layout" svg:width="3.6cm" svg:height="0.963cm" svg:x="14.4cm" svg:y="2.236cm">
          <draw:text-box>
            <text:p text:style-name="P1">rdfs:label</text:p>
          </draw:text-box>
        </draw:frame>
        <draw:frame draw:style-name="gr5" draw:text-style-name="P1" draw:layer="layout" svg:width="3.6cm" svg:height="0.963cm" svg:x="19.8cm" svg:y="2.637cm">
          <draw:text-box>
            <text:p text:style-name="P1">Q5SIF0</text:p>
          </draw:text-box>
        </draw:frame>
        <draw:line draw:style-name="gr3" draw:text-style-name="P1" draw:layer="layout" svg:x1="7.8cm" svg:y1="11cm" svg:x2="7.8cm" svg:y2="14.6cm">
          <text:p/>
        </draw:line>
        <draw:frame draw:style-name="gr2" draw:text-style-name="P1" draw:layer="layout" svg:width="3.6cm" svg:height="0.963cm" svg:x="8cm" svg:y="12.037cm">
          <draw:text-box>
            <text:p text:style-name="P1">rdfs:type</text:p>
          </draw:text-box>
        </draw:frame>
        <draw:custom-shape draw:style-name="gr1" draw:text-style-name="P1" draw:layer="layout" svg:width="11.2cm" svg:height="2.6cm" svg:x="1.8cm" svg:y="14.6cm">
          <text:p text:style-name="P1">http://geneontology/Molecular-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cm" svg:y1="15.8cm" svg:x2="23.2cm" svg:y2="15.8cm">
          <text:p/>
        </draw:line>
        <draw:frame draw:style-name="gr2" draw:text-style-name="P1" draw:layer="layout" svg:width="10.4cm" svg:height="0.963cm" svg:x="12.4cm" svg:y="16cm">
          <draw:text-box>
            <text:p text:style-name="P1">http://geneontology/identifier</text:p>
          </draw:text-box>
        </draw:frame>
        <draw:frame draw:style-name="gr5" draw:text-style-name="P1" draw:layer="layout" svg:width="4.2cm" svg:height="0.963cm" svg:x="23.2cm" svg:y="15.4cm">
          <draw:text-box>
            <text:p text:style-name="P1">GO:0005524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shrink-to-fit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cm" fo:margin-bottom="0.4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cm" fo:margin-bottom="0.3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cm" fo:margin-bottom="0.2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cm" fo:margin-bottom="0.1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cm" fo:margin-bottom="0.1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cm" fo:margin-bottom="0.1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cm" fo:margin-bottom="0.1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cm" fo:margin-bottom="0.1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zenbakia&gt;</text:page-number></text:span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3.506cm" svg:x="1.4cm" svg:y="0.837cm" presentation:class="title" presentation:placeholder="true">
        <draw:text-box/>
      </draw:frame>
      <draw:frame presentation:style-name="Lehenetsi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zenbakia&gt;</text:page-number></text:span></text:p>
        </draw:text-box>
      </draw:frame>
      <presentation:notes style:page-layout-name="PM0">
        <draw:page-thumbnail presentation:style-name="Lehenetsia-title" draw:layer="backgroundobjects" svg:width="14.848cm" svg:height="11.136cm" svg:x="3.075cm" svg:y="2.257cm" presentation:class="page"/>
        <draw:frame presentation:style-name="Lehenetsi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7:41:26.008399643</meta:creation-date>
    <dc:date>2017-03-01T18:13:24.954024047</dc:date>
    <meta:editing-duration>PT2M37S</meta:editing-duration>
    <meta:editing-cycles>4</meta:editing-cycles>
    <meta:generator>LibreOffice/4.2.8.2$Linux_X86_64 LibreOffice_project/420m0$Build-2</meta:generator>
    <meta:document-statistic meta:object-count="42"/>
  </office:meta>
</office:document-meta>
</file>